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1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0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6648" calcext:value-type="float">
            <text:p>51.6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0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0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0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0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200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199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199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199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199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198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198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198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NHP-PL-059</text:p>
          </table:table-cell>
          <table:table-cell office:value-type="string" calcext:value-type="string">
            <text:p>197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